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ódulo 2 – Administração do PostgreSQL</text:p>
      <text:p text:style-name="P5"/>
      <text:p text:style-name="P5">1- Instalação do PostgreSQL no Linux</text:p>
      <text:p text:style-name="P5">2 – Esquemas</text:p>
      <text:p text:style-name="P5">3 – Conectividade</text:p>
      <text:p text:style-name="P5">4 – Catálodo do Sistema</text:p>
      <text:p text:style-name="P4"/>
      <text:p text:style-name="P4"/>
      <text:p text:style-name="P4">Instalação do PostgreSQL no Linux</text:p>
      <text:p text:style-name="Standard"/>
      <text:p text:style-name="P3">Através dos repositórios (Ubuntu)</text:p>
      <text:p text:style-name="Standard"/>
      <text:p text:style-name="Standard">sudo apt-get install postgresql-8.3 </text:p>
      <text:p text:style-name="Standard"/>
      <text:p text:style-name="Standard">Com isso teremos a versão 8.3 instalada em pouco tempo. O Ubuntu irá buscar o postgresql em seus </text:p>
      <text:p text:style-name="Standard">servidores e o instalará e configurará para nós.</text:p>
      <text:p text:style-name="Standard"/>
      <text:p text:style-name="P3">Detalhes </text:p>
      <text:p text:style-name="Standard">Diretório de dados - /var/lib/postgresql/8.3/main/base </text:p>
      <text:p text:style-name="Standard">Diretório do pg_hba.conf e do postgresql.conf - /etc/postgresql/8.3/main </text:p>
      <text:p text:style-name="Standard">autovacuum.conf - /etc/postgresql-common </text:p>
      <text:p text:style-name="Standard">pg_dump, pg_dumpall, psql e outros binários - /usr/bin </text:p>
      <text:p text:style-name="Standard"/>
      <text:p text:style-name="P3">Acessando pelo prompt </text:p>
      <text:p text:style-name="Standard">Trocar a senha do super-usuário </text:p>
      <text:p text:style-name="Standard">sudo passwd postgres </text:p>
      <text:p text:style-name="Standard"/>
      <text:p text:style-name="Standard">Acessando a console psql </text:p>
      <text:p text:style-name="Standard">sudo -u postgres psql </text:p>
      <text:p text:style-name="Standard"/>
      <text:p text:style-name="Standard">No primeiro acesso trocar a senha do usuário postgres:</text:p>
      <text:p text:style-name="Standard"/>
      <text:p text:style-name="Standard">alter role postgres password 'postgres';</text:p>
      <text:p text:style-name="Standard"/>
      <text:p text:style-name="Standard">Para poder acessar com o PGAdmin.</text:p>
      <text:p text:style-name="Standard"/>
      <text:p text:style-name="Standard"/>
      <text:p text:style-name="P3">Instalando através dos Fontes </text:p>
      <text:p text:style-name="Standard"/>
      <text:p text:style-name="Standard">Este método de instalação dá um pouco mais de trabalho mas em contrapartida é o que oferece um </text:p>
      <text:p text:style-name="Standard">maior controle e uma maior possibilidade de customização. </text:p>
      <text:p text:style-name="Standard"/>
      <text:p text:style-name="P3">Pré-requisitos para instalação do PostgreSQL num UNIX: </text:p>
      <text:p text:style-name="Standard">make do GNU (gmake ou make) </text:p>
      <text:p text:style-name="Standard">compilador C, (preferido GCC mais recente) </text:p>
      <text:p text:style-name="Standard">gzip </text:p>
      <text:p text:style-name="Standard">biblioteca readline (para psql) </text:p>
      <text:p text:style-name="Standard">gettext (para NLS) </text:p>
      <text:p text:style-name="Standard"><text:soft-page-break/>kerberos, openssl e pam (opcionais, para autenticação) </text:p>
      <text:p text:style-name="Standard"/>
      <text:p text:style-name="P3">Veja como instalar esses requisitos no Ubuntu: </text:p>
      <text:p text:style-name="Standard">sudo apt-get install build-essential libreadline5-dev zlib1g-dev gettext </text:p>
      <text:p text:style-name="Standard"/>
      <text:p text:style-name="Standard">Obs.: estes pacotes podem mudar de nome devido ao aparecimento de novas versões. </text:p>
      <text:p text:style-name="Standard">E use make ao invés de gmake. </text:p>
      <text:p text:style-name="Standard"/>
      <text:p text:style-name="Standard"/>
      <text:p text:style-name="Standard">Download - <text:a xlink:type="simple" xlink:href="http://www.postgresql.org/ftp/source/" text:style-name="Internet_20_link" text:visited-style-name="Visited_20_Internet_20_Link">http://www.postgresql.org/ftp/source/</text:a> </text:p>
      <text:p text:style-name="Standard"/>
      <text:p text:style-name="Standard">Descompacte em /usr/local/src e instale no diretório default, que é /usr/local/pgsql. </text:p>
      <text:p text:style-name="Standard"/>
      <text:p text:style-name="Standard">sudo tar zxpvf postgresql-8.3.1.tar.gz -C /usr/local/src </text:p>
      <text:p text:style-name="Standard"/>
      <text:p text:style-name="Standard">cd /usr/local/src/postgresql-8.3.1 </text:p>
      <text:p text:style-name="Standard"/>
      <text:p text:style-name="Standard">Caso já tenha o postgresql instalado no Ubuntu, pule as etapas de criação do grupo e do usuário na </text:p>
      <text:p text:style-name="Standard">instalação abaixo, como também terá que alterar a porta no script postgresql.conf, logo após a </text:p>
      <text:p text:style-name="Standard">criação do cluster com o comando initdb e, no caso, os comandos deverão passar também a porta, </text:p>
      <text:p text:style-name="Standard">por exemplo: </text:p>
      <text:p text:style-name="Standard"/>
      <text:p text:style-name="Standard">bin/createdb -p 5433 bdteste </text:p>
      <text:p text:style-name="Standard"/>
      <text:p text:style-name="Standard">bin/psql -p 5433 bdteste. </text:p>
      <text:p text:style-name="Standard"/>
      <text:p text:style-name="P3">Configurar, Compilar e Instalar </text:p>
      <text:p text:style-name="Standard">sudo ./configure </text:p>
      <text:p text:style-name="Standard">sudo make </text:p>
      <text:p text:style-name="Standard">sudo make install </text:p>
      <text:p text:style-name="Standard">sudo groupadd postgres </text:p>
      <text:p text:style-name="Standard">sudo useradd -g postgres -d /usr/local/pgsql postgres </text:p>
      <text:p text:style-name="Standard">sudo mkdir /usr/local/pgsql/data </text:p>
      <text:p text:style-name="Standard">sudo chown postgres:postgres /usr/local/pgsql/data </text:p>
      <text:p text:style-name="Standard">sudo passwd postgres </text:p>
      <text:p text:style-name="Standard">su – postgres </text:p>
      <text:p text:style-name="Standard">bin/initdb -D /usr/local/pgsql/data </text:p>
      <text:p text:style-name="Standard">bin/pg_ctl -D /usr/local/pgsql/data start </text:p>
      <text:p text:style-name="Standard">bin/createdb teste </text:p>
      <text:p text:style-name="Standard">bin/psql teste </text:p>
      <text:p text:style-name="Standard"/>
      <text:p text:style-name="Standard">Isso irá criar um cluster com encoding UTF-8 (default do Ubuntu) </text:p>
      <text:p text:style-name="Standard"/>
      <text:p text:style-name="P3">Caso prefira iso-8859-1, antes de executar o initdb, exporta a variável LANG: </text:p>
      <text:p text:style-name="Standard">export LANG=pt_BR.iso-8859-1 </text:p>
      <text:p text:style-name="Standard">bin/initdb --encoding latin1 -D /usr/local/pgsql/data </text:p>
      <text:p text:style-name="Standard"/>
      <text:p text:style-name="P3"/>
      <text:p text:style-name="P6">Copiar o script de inicialização "linux" para o /etc/init.d </text:p>
      <text:p text:style-name="Standard">sudo cp /usr/local/src/postgresql-8.3.0/contrib/start-script/linux /etc/init.d/postgresql-8.3.0 </text:p>
      <text:p text:style-name="Standard"/>
      <text:p text:style-name="P3">Dar permissão de execução ao script: </text:p>
      <text:p text:style-name="Standard">sudo chmod u+x /etc/init.d/postgresql-8.3.0 </text:p>
      <text:p text:style-name="Standard"/>
      <text:p text:style-name="P3">Adicionar ao Path </text:p>
      <text:p text:style-name="Standard">su - postgres </text:p>
      <text:p text:style-name="Standard">gedit /etc/bash.bashrc (e adicione a linha abaixo): </text:p>
      <text:p text:style-name="Standard">PATH=/usr/local/pgsql/bin:$PATH </text:p>
      <text:p text:style-name="Standard"/>
      <text:p text:style-name="P3"><text:s text:c="37"/>Trabalhando com Esquemas </text:p>
      <text:p text:style-name="Standard"/>
      <text:p text:style-name="Standard">O que são esquemas e sua importância </text:p>
      <text:p text:style-name="Standard"/>
      <text:p text:style-name="Standard">Gerenciando esquemas </text:p>
      <text:p text:style-name="Standard"/>
      <text:p text:style-name="P3">O que são esquemas e sua importância </text:p>
      <text:p text:style-name="Standard"/>
      <text:p text:style-name="Standard">Um agrupamento de bancos de dados do PostgreSQL contém um ou mais bancos de dados com </text:p>
      <text:p text:style-name="Standard">nome. Os usuários e os grupos de usuários são compartilhados por todo o agrupamento, mas </text:p>
      <text:p text:style-name="Standard">nenhum outro dado é compartilhado entre os bancos de dados. Todas as conexões dos clientes com </text:p>
      <text:p text:style-name="Standard">o servidor podem acessar somente os dados de um único banco de dados, àquele que foi </text:p>
      <text:p text:style-name="Standard">especificado no pedido de conexão. </text:p>
      <text:p text:style-name="Standard"><text:s text:c="7"/>Nota: Os usuários de um agrupamento de bancos de dados não possuem, </text:p>
      <text:p text:style-name="Standard"><text:s text:c="7"/>necessariamente, o privilégio de acessar todos os bancos de dados do agrupamento. O </text:p>
      <text:p text:style-name="Standard"><text:s text:c="7"/>compartilhamento de nomes de usuários significa que não pode haver, em dois bancos </text:p>
      <text:p text:style-name="Standard"><text:s text:c="7"/>de dados do mesmo agrupamento, mais de um usuário com o mesmo nome como, por </text:p>
      <text:p text:style-name="Standard"><text:s text:c="7"/>exemplo, joel; mas o sistema pode ser configurado para permitir que o usuário joel </text:p>
      <text:p text:style-name="Standard"><text:s text:c="7"/>acesse apenas determinados bancos de dados. </text:p>
      <text:p text:style-name="Standard"/>
      <text:p text:style-name="Standard">Um banco de dados contém um ou mais esquemas com nome, os quais por sua vez contêm tabelas. </text:p>
      <text:p text:style-name="Standard">Os esquemas também contêm outros tipos de objetos com nome, incluindo tipos de dado, funções e </text:p>
      <text:p text:style-name="Standard">operadores. O mesmo nome de objeto pode ser utilizado em esquemas diferentes sem conflito; por </text:p>
      <text:p text:style-name="Standard">exemplo, tanto o esquema_1 quanto o meu_esquema podem conter uma tabela chamada </text:p>
      <text:p text:style-name="Standard">minha_tabela. Diferentemente dos bancos de dados, os esquemas não são separados rigidamente: </text:p>
      <text:p text:style-name="Standard">um usuário pode acessar objetos de vários esquemas no banco de dados em que está conectado, </text:p>
      <text:p text:style-name="Standard">caso possua os privilégios necessários para fazê-lo. </text:p>
      <text:p text:style-name="Standard"/>
      <text:p text:style-name="Standard">Existem diversas razões pelas quais pode-se desejar utilizar esquemas: </text:p>
      <text:p text:style-name="Standard"><text:s text:c="8"/>Para permitir vários usuários utilizarem o mesmo banco de dados sem que um interfira com </text:p>
      <text:p text:style-name="Standard"><text:s text:c="5"/>• </text:p>
      <text:p text:style-name="Standard"><text:s text:c="8"/>o outro. </text:p>
      <text:p text:style-name="Standard"><text:s text:c="8"/>Para organizar objetos do banco de dados em grupos lógicos tornando-os mais gerenciáveis. </text:p>
      <text:p text:style-name="Standard"><text:s text:c="5"/>• </text:p>
      <text:p text:style-name="Standard"><text:s text:c="8"/>Os aplicativos desenvolvidos por terceiros podem ser colocados em esquemas separados, </text:p>
      <text:p text:style-name="Standard"><text:s text:c="5"/>• </text:p>
      <text:p text:style-name="Standard"><text:s text:c="8"/>para não haver colisão com nomes de outros objetos. </text:p>
      <text:p text:style-name="Standard"><text:soft-page-break/>Os esquemas são análogos a diretórios no nível do sistema operacional, exceto que os esquemas não </text:p>
      <text:p text:style-name="Standard">podem ser aninhados. </text:p>
      <text:p text:style-name="Standard"/>
      <text:p text:style-name="Standard">Mais detalhes em: <text:a xlink:type="simple" xlink:href="http://pgdocptbr.sourceforge.net/pg80/ddl-schemas.html" text:style-name="Internet_20_link" text:visited-style-name="Visited_20_Internet_20_Link">http://pgdocptbr.sourceforge.net/pg80/ddl-schemas.html</text:a> </text:p>
      <text:p text:style-name="Standard"><text:a xlink:type="simple" xlink:href="http://www.postgresql.org/docs/8.3/interactive/ddl-schemas.html" text:style-name="Internet_20_link" text:visited-style-name="Visited_20_Internet_20_Link">http://www.postgresql.org/docs/8.3/interactive/ddl-schemas.html</text:a> </text:p>
      <text:p text:style-name="Standard"><text:s text:c="38"/>\dn – visualizar esquemas </text:p>
      <text:p text:style-name="Standard"/>
      <text:p text:style-name="Standard">Um banco de dados pode conter vários esquemas e dentro de cada um desses podemos criar várias </text:p>
      <text:p text:style-name="Standard">tabelas. Ao invés de criar vários bancos de dados, criamos um e criamos esquemas dentro desse. </text:p>
      <text:p text:style-name="Standard">Isso permite uma maior flexibilidade, pois uma única conexão ao banco permite acessar todos os </text:p>
      <text:p text:style-name="Standard">esquemas e suas tabelas. Portanto devemos planejar bem para saber quantos bancos precisaremos, </text:p>
      <text:p text:style-name="Standard">quantos esquemas em cada banco e quantas tabelas em cada esquema. </text:p>
      <text:p text:style-name="Standard"/>
      <text:p text:style-name="Standard">Cada banco ao ser criado traz um esquema public, que é onde ficam todas as tabelas, caso não seja </text:p>
      <text:p text:style-name="Standard">criado outro esquema. Este esquema public não é padrão ANSI. Caso se pretenda ao portável </text:p>
      <text:p text:style-name="Standard">devemos excluir este esquema public e criar outros. Por default todos os usuários criados tem </text:p>
      <text:p text:style-name="Standard">privilégio CREATE e USAGE para o esquema public. </text:p>
      <text:p text:style-name="Standard"/>
      <text:p text:style-name="Standard">É muito útil para estes casos criar um único banco e neste criar vários esquemas, organizados por </text:p>
      <text:p text:style-name="Standard">áreas: pessoal, administracao, contabilidade, engenharia, etc. </text:p>
      <text:p text:style-name="Standard"/>
      <text:p text:style-name="Standard">Mas e quando uma destas áreas tem outras sub-áreas, como por exemplo a engenharia, que tem </text:p>
      <text:p text:style-name="Standard">reservatórios, obras, custos e cada um destes tem diversas tabelas. O esquema engenharia ficará </text:p>
      <text:p text:style-name="Standard">muito desorganizado. Em termos de organização o ideal seria criar um banco para cada área, </text:p>
      <text:p text:style-name="Standard">engenharia, contabilidade, administração, etc. E para engenharia, por exemplo, criar esquemas para </text:p>
      <text:p text:style-name="Standard">cada subarea, custos, obras, etc. Mas não o ideal em termos de comunicação e acesso entre todos os </text:p>
      <text:p text:style-name="Standard">bancos. </text:p>
      <text:p text:style-name="Standard"/>
      <text:p text:style-name="Standard">Quando se cria um banco no PostgreSQL, por default, ele cria um esquema público (public) no </text:p>
      <text:p text:style-name="Standard">mesmo e é neste esquema que são criados todos os objetos quando não especificamos o esquema. A </text:p>
      <text:p text:style-name="Standard">este esquema public todos os usuários do banco têm livre acesso, mas aos demais existe a </text:p>
      <text:p text:style-name="Standard">necessidade de se dar permissão para que os mesmos acessem. </text:p>
      <text:p text:style-name="Standard"/>
      <text:p text:style-name="Standard">"Esquemas são partições lógicas de um banco de dados. São formas de se organizar logicamente um </text:p>
      <text:p text:style-name="Standard">banco de dados em conjuntos de objetos com características em comum sem criar bancos de dados </text:p>
      <text:p text:style-name="Standard">distintos. Por exemplo, podem ser criados esquemas diferentes para dados dos níveis operacional, </text:p>
      <text:p text:style-name="Standard">tático e estratégico de uma empresa, ou ainda esquemas para dados de cada mês de um ano. </text:p>
      <text:p text:style-name="Standard">Podem ser utilizados também como meios de se estabelecer melhores procedimentos de segurança, </text:p>
      <text:p text:style-name="Standard">com autorizações de acesso feitas por esquema ao invés de serem definidas por objeto do banco de </text:p>
      <text:p text:style-name="Standard">dados. </text:p>
      <text:p text:style-name="Standard"/>
      <text:p text:style-name="Standard">O PostgreSQL possui um conjunto de esquemas padrão, sendo que a inclusão de objetos do usuário </text:p>
      <text:p text:style-name="Standard">por padrão é feita no esquema PUBLIC. Ao se criar um banco de dados, o banco apresentará </text:p>
      <text:p text:style-name="Standard">inicialmente os seguintes esquemas: </text:p>
      <text:p text:style-name="Standard"/>
      <text:p text:style-name="Standard">- information_schema – informações sobre funções suportadas pelo banco. Armazena informações </text:p>
      <text:p text:style-name="Standard">sobre o suporte a SQL, linguagens suportadas e tamanho máximo de variáveis como nome de </text:p>
      <text:p text:style-name="Standard">tabela, identificadores, nomes de colunas, etc. </text:p>
      <text:p text:style-name="Standard"><text:soft-page-break/></text:p>
      <text:p text:style-name="Standard">- pg_catalog – possui centenas de funções e dezenas de tabelas com os metadados do sistema. </text:p>
      <text:p text:style-name="Standard">Guarda informações sobre as tabelas, suas colunas, índices, estatísticas, tablespaces, triggers e </text:p>
      <text:p text:style-name="Standard">demais objetos. </text:p>
      <text:p text:style-name="Standard"/>
      <text:p text:style-name="Standard">- pg_toast – Informações relativas ao uso de TOAST (The Oversized-Attribute Storage Technique). </text:p>
      <text:p text:style-name="Standard">- public – Esquema com as tabelas e objetos do usuário. </text:p>
      <text:p text:style-name="Standard">Exibir a ordem de busca dos Esquemas: </text:p>
      <text:p text:style-name="Standard"/>
      <text:p text:style-name="Standard">SHOW SEARCH_PATH; </text:p>
      <text:p text:style-name="Standard">postgres=# SHOW SEARCH_PATH; </text:p>
      <text:p text:style-name="Standard"><text:s text:c="2"/>search_path </text:p>
      <text:p text:style-name="Standard">---------------- </text:p>
      <text:p text:style-name="Standard"><text:s/>"$user",public </text:p>
      <text:p text:style-name="Standard">$user – mostra que será procurado o esquema com o mesmo nome do usuário atual. </text:p>
      <text:p text:style-name="Standard">public – que será procurado no esquema public. </text:p>
      <text:p text:style-name="Standard">Alterando a ordem de busca dos Esquemas adicionando o esquema esquema1: </text:p>
      <text:p text:style-name="Standard">SET SEARCH_PATH TO public, esquema1; </text:p>
      <text:p text:style-name="Standard">Fonte: <text:a xlink:type="simple" xlink:href="http://postgresqlbr.blogspot.com/2007/06/esquemas-no-postgresql.html" text:style-name="Internet_20_link" text:visited-style-name="Visited_20_Internet_20_Link">http://postgresqlbr.blogspot.com/2007/06/esquemas-no-postgresql.html</text:a> </text:p>
      <text:p text:style-name="P3">Criando Um Esquema </text:p>
      <text:p text:style-name="Standard"/>
      <text:p text:style-name="Standard">CREATE SCHEMA nomeesquema; </text:p>
      <text:p text:style-name="Standard"/>
      <text:p text:style-name="P3">Criando Esquema e tornando um Usuário dono </text:p>
      <text:p text:style-name="Standard">CREATE SCHEMA nomeesquema AUTHORIZATION nomeusuario; </text:p>
      <text:p text:style-name="Standard"/>
      <text:p text:style-name="P3">Removendo privilégios de acesso a usuário em esquema </text:p>
      <text:p text:style-name="Standard">REVOKE CREATE ON SCHEMA public FROM PUBLIC </text:p>
      <text:p text:style-name="Standard"/>
      <text:p text:style-name="Standard">Com isso estamos tirando o privilégio de todos os usuários acessarem o esquema public. </text:p>
      <text:p text:style-name="Standard"/>
      <text:p text:style-name="P3">Excluindo Um Esquema </text:p>
      <text:p text:style-name="Standard">DROP SCHEMA nomeesquema; </text:p>
      <text:p text:style-name="Standard"/>
      <text:p text:style-name="Standard">Aqui, quando o esquema tem tabelas em seu interior, não é possível apagar dessa forma, temos que </text:p>
      <text:p text:style-name="Standard">utilizar: </text:p>
      <text:p text:style-name="Standard"/>
      <text:p text:style-name="Standard">DROP SCHEMA nomeesquema CASCADE; </text:p>
      <text:p text:style-name="Standard"/>
      <text:p text:style-name="Standard">Que apaga o esquema e todas as suas tabelas, portanto muito cuidado. </text:p>
      <text:p text:style-name="Standard">Obs.: O padrão SQL exige que se especifique RESTRICT (default no PostgreSQL) OU CASCADE, </text:p>
      <text:p text:style-name="Standard">mas nenhum SGBD segue esta recomendação. </text:p>
      <text:p text:style-name="Standard"/>
      <text:p text:style-name="Standard">Obs.: é recomendado ser explícito quanto aos campos a serem retornados, ao invés de usar * para </text:p>
      <text:p text:style-name="Standard">todos, entrar com os nomes de todos os campos. Assim fica mais claro. Além do mais a consulta </text:p>
      <text:p text:style-name="Standard">terá um melhor desempenho. </text:p>
      <text:p text:style-name="Standard"/>
      <text:p text:style-name="P3"/>
      <text:p text:style-name="P6">Acessando Tabelas Em Esquemas </text:p>
      <text:p text:style-name="Standard">SELECT * FROM nomeesquema.nometabela; </text:p>
      <text:p text:style-name="Standard"/>
      <text:p text:style-name="P3">Privilégios Em Esquemas </text:p>
      <text:p text:style-name="Standard">\dp – visualizar permissões </text:p>
      <text:p text:style-name="Standard">REVOKE CREATE ON SCHEMA public FROM PUBLIC; - - Remove o privilégio CREATE de </text:p>
      <text:p text:style-name="Standard">todos os usuários. </text:p>
      <text:p text:style-name="Standard"/>
      <text:p text:style-name="P3">Obtendo Informações sobre os Esquemas: </text:p>
      <text:p text:style-name="Standard">\dn </text:p>
      <text:p text:style-name="Standard">SELECT current_schema(); </text:p>
      <text:p text:style-name="Standard">SELECT current_schemas(true); </text:p>
      <text:p text:style-name="Standard">SELECT current_schemas(false); </text:p>
      <text:p text:style-name="Standard"/>
      <text:p text:style-name="P3"><text:s text:c="36"/>Schemas ou Databases? </text:p>
      <text:p text:style-name="Standard"/>
      <text:p text:style-name="Standard">Fabio Telles - na lista de postgresql-br </text:p>
      <text:p text:style-name="Standard">Realmente é difícil justificar o uso de bancos de dados separados. Em geral, utilizar schemas é </text:p>
      <text:p text:style-name="Standard">sempre mais indicado. Vale a pena lembrar que existem 3 níveis de compartilhamento num mesmo </text:p>
      <text:p text:style-name="Standard">servidor: </text:p>
      <text:p text:style-name="Standard"/>
      <text:p text:style-name="Standard">* Cluster, que compartilham a mesma porta, os mesmos processos e a mesma configuração global </text:p>
      <text:p text:style-name="Standard">(postgresql.conf e pg_hba.conf); </text:p>
      <text:p text:style-name="Standard"/>
      <text:p text:style-name="Standard">* Bancos de Dados, que compartilham o mesmo cluster mas podem ter codificação de caracteres </text:p>
      <text:p text:style-name="Standard">distintos e dependendo da configuração, podem ter usuários distintos (se 'db_user_namespace' for </text:p>
      <text:p text:style-name="Standard">configurado como ON); </text:p>
      <text:p text:style-name="Standard"/>
      <text:p text:style-name="Standard">* Shemas, que compartilham o mesmo banco de dados; </text:p>
      <text:p text:style-name="Standard">Em geral, utilizar mais de um banco de dados pode ser uma boa se: </text:p>
      <text:p text:style-name="Standard"/>
      <text:p text:style-name="Standard">- Você realmente precisa ter usuários com poderes plenos num banco de dados sem afetar outras </text:p>
      <text:p text:style-name="Standard">aplicações. Isto é muito incomum, pois é normal você dar permissões para um usuário em um </text:p>
      <text:p text:style-name="Standard">schema específico. </text:p>
      <text:p text:style-name="Standard"/>
      <text:p text:style-name="Standard">Mas se você quiser soltar seu estagiário para brincar no seu servidor... esta pode ser uma opção (mas </text:p>
      <text:p text:style-name="Standard">eu instalaria o PostgreSQL localmente na máquina dele) </text:p>
      <text:p text:style-name="Standard"/>
      <text:p text:style-name="Standard">- Você precisa de ambientes de teste, homologação e/ou produção na mesma máquina. Em geral é </text:p>
      <text:p text:style-name="Standard">melhor deixar seu ambiente de teste em outro servidor. Você vai descobrir que uma única consulta </text:p>
      <text:p text:style-name="Standard">mal feita no ambiente de teste pode sentar todo o servidor... melhor evitar isso a todo o custo! Você </text:p>
      <text:p text:style-name="Standard">também pode criar ambientes isolados em clusters separados e garantir mais recursos para o </text:p>
      <text:p text:style-name="Standard">ambiente de testes ao ambiente de produção e ainda deixar os ambientes mais isolados, </text:p>
      <text:p text:style-name="Standard">utilizando portas distintas. </text:p>
      <text:p text:style-name="Standard"/>
      <text:p text:style-name="Standard">- Você precisa de bancos de dados com codificações de caracteres diferentes. Bom... seria ideal você </text:p>
      <text:p text:style-name="Standard">pensar em utilizar utf-8 para todas as bases se você está nesta situação. Mas isto é uma looooonga </text:p>
      <text:p text:style-name="Standard">conversa, para lá de complicada. </text:p>
      <text:p text:style-name="Standard"><text:soft-page-break/></text:p>
      <text:p text:style-name="Standard">- Você precisa de configurações de desempenho diferentes para diferentes aplicações (OLTP x BI </text:p>
      <text:p text:style-name="Standard">por exemplo). Bom, você pode fazer isso com schemas também... especificando parâmetros por </text:p>
      <text:p text:style-name="Standard">usuário, ao invés de parâmetros por banco de dados, mas se você quer levar isto realmente a sério, é </text:p>
      <text:p text:style-name="Standard">melhor criar clusters distintos e melhor ainda, utilizar servidores distintos. </text:p>
      <text:p text:style-name="Standard"/>
      <text:p text:style-name="P3">Conclusão: </text:p>
      <text:p text:style-name="Standard">Se mais de uma aplicação podem conviver no mesmo servidor e no mesmo clustrer, então elas </text:p>
      <text:p text:style-name="Standard">podem estar no mesmo banco de dados. Existem raras casos em que isto não se aplique... mas são </text:p>
      <text:p text:style-name="Standard">exceções e não a regra. </text:p>
      <text:p text:style-name="Standard"/>
      <text:p text:style-name="Standard">Criei um pequeno tutorial explicando como unificar vários bancos de dados distintos utilizando </text:p>
      <text:p text:style-name="Standard">schemas... vide: </text:p>
      <text:p text:style-name="Standard"><text:a xlink:type="simple" xlink:href="http://www.midstorm.org/~telles/2006/09/28/unificando-bases-de-dados-com-schemas/" text:style-name="Internet_20_link" text:visited-style-name="Visited_20_Internet_20_Link">http://www.midstorm.org/~telles/2006/09/28/unificando-bases-de-dados-com-schemas/</text:a> </text:p>
      <text:p text:style-name="Standard">Atenciosamente, </text:p>
      <text:p text:style-name="Standard">Fábio Telles </text:p>
      <text:p text:style-name="Standard"/>
      <text:p text:style-name="Standard">O ideal seria realmente o uso de schemas e centralização de informação. Se você mantiver diversos </text:p>
      <text:p text:style-name="Standard">banco de dados, para cada bando terá que abrir uma conexão, ou então ficar mudando o tempo todo </text:p>
      <text:p text:style-name="Standard">de banco em uso nas suas queries, o que pode causar facilmente erros. Se você tem tabelas </text:p>
      <text:p text:style-name="Standard">compartilhadas entre os sistemas, melhor centralizar tudo mesmo. Aí, você pode aumentar o número </text:p>
      <text:p text:style-name="Standard">de conexões simultâneas sem maiores problemas. </text:p>
      <text:p text:style-name="Standard"/>
      <text:p text:style-name="Standard">Hoje, onde trabalho, tenho os banco de dados divididos em schemas. </text:p>
      <text:p text:style-name="P3">Por exemplo. </text:p>
      <text:p text:style-name="Standard">O schema security tem tabelas relacionados com segurança como menus dos usuários, direito de </text:p>
      <text:p text:style-name="Standard">cada módulo para cada usuário. </text:p>
      <text:p text:style-name="Standard">No schema scp temos o sistema de controle de processos. </text:p>
      <text:p text:style-name="Standard">No schema comum, temos tabelas que são utilizados por qualquer sistema ou schema, como por </text:p>
      <text:p text:style-name="Standard">exemplo o cadastro de usuários que acessam o sistema. </text:p>
      <text:p text:style-name="Standard"/>
      <text:p text:style-name="Standard">Quando você coloca em banco de dados separado, você pode fazer views para fazer select com </text:p>
      <text:p text:style-name="Standard">junções entre tabelas de banco de dados distintos, mas para isso vc tem que compilar e instalar o </text:p>
      <text:p text:style-name="Standard">módulo dblink e utilizá-lo sempre que efetuar consultas com bancos distintos. </text:p>
      <text:p text:style-name="Standard">O schema facilita muito a criação de views e selects de tabelas distribuidas. </text:p>
      <text:p text:style-name="Standard">Quanto ao desempenho, bem, não notei redução de desempenho em nenhum serviço rodando nas </text:p>
      <text:p text:style-name="Standard">350 estações. </text:p>
      <text:p text:style-name="Standard"/>
      <text:p text:style-name="Standard">Uma dica. O banco de dados depende muito das operações de leitura e escrita. O mais importante </text:p>
      <text:p text:style-name="Standard">no servidor é ter um bom disco e a configuração do postgresql.conf bem afinada. </text:p>
      <text:p text:style-name="Standard">Se você ver que o seu disco está sendo muito utilizado e o servidor está meio lento, você pode </text:p>
      <text:p text:style-name="Standard">dividir as tabelas ou até mesmo os schemas em tablespaces. Isso permite vc colocar tabelas em um </text:p>
      <text:p text:style-name="Standard">segundo disco. Quando você faz isso, o planejador pode trabalhar de forma a dividir o trabalho dos </text:p>
      <text:p text:style-name="Standard">discos. Por exemplo: </text:p>
      <text:p text:style-name="Standard"/>
      <text:p text:style-name="Standard">Você tem os schemas A, B e C. Cada schema tem seu próprio sistema e cada sistema tem em média </text:p>
      <text:p text:style-name="Standard">100 usuários conectado simultaneamente. </text:p>
      <text:p text:style-name="Standard"/>
      <text:p text:style-name="Standard"><text:soft-page-break/>Se você colocar em 3 discos e colocar cada schema em um disco, quando o usuário do sistema A, B </text:p>
      <text:p text:style-name="Standard">e C gravarem dados simultâneamente o postgres vai gravar esses dados mais rápido. Isso porque </text:p>
      <text:p text:style-name="Standard">cada transação é uma thread e as threads vão trabalhar em paralelo gravando cada um em um disco </text:p>
      <text:p text:style-name="Standard">ao invés de uma thread esperar os dados do usuário A gravar para começar a gravar os dados do </text:p>
      <text:p text:style-name="Standard">usuário B. </text:p>
      <text:p text:style-name="Standard">Cleberson Costa Silva. </text:p>
      <text:p text:style-name="Standard"/>
      <text:p text:style-name="Standard">Se você tem cópias de tabelas mantidas em seus diversos bancos de dados e necessita manter a </text:p>
      <text:p text:style-name="Standard">integridade entre elas então é melhor utilizar esquemas. Se seus bancos de dados são totalmente </text:p>
      <text:p text:style-name="Standard">independentes então é melhor mantê-los separados. </text:p>
      <text:p text:style-name="Standard">Analise sob o aspecto da integridade dos dados e seu peso nos sistemas. </text:p>
      <text:p text:style-name="P3"/>
      <text:p text:style-name="P3"/>
      <text:p text:style-name="P7">Conectividade </text:p>
      <text:p text:style-name="Standard"/>
      <text:p text:style-name="Standard">O PostgreSQL tem bons recursos para conectar a diversas ferramentas e linguagens de programação.</text:p>
      <text:p text:style-name="Standard"/>
      <text:p text:style-name="Standard"/>
      <text:p text:style-name="Standard">1. Integração com o PHP </text:p>
      <text:p text:style-name="Standard">2. Integração com Java (jdbc) </text:p>
      <text:p text:style-name="Standard">3. Integração com MS Access via ODBC </text:p>
      <text:p text:style-name="Standard">4. Integração com Visual C++ </text:p>
      <text:p text:style-name="Standard">5. Integração com .NET </text:p>
      <text:p text:style-name="Standard"/>
      <text:p text:style-name="Standard">O PostgreSQL oferece conectividade com os principais linguagens e ferramentas que utilizam </text:p>
      <text:p text:style-name="Standard">SGBDs. </text:p>
      <text:p text:style-name="Standard"/>
      <text:p text:style-name="Standard">Existem somente duas interfaces clientes incluídas na distribuição do PostgreSQL: </text:p>
      <text:p text:style-name="Standard"><text:s text:c="4"/>libpq – é a interface primária para a linguagem C. Muitas outras interfaces são consruídas sobre </text:p>
      <text:p text:style-name="Standard">– </text:p>
      <text:p text:style-name="Standard"><text:s text:c="4"/>esta (http://www.postgresql.org/docs/8.3/interactive/libpq.html). </text:p>
      <text:p text:style-name="Standard"><text:s text:c="4"/>ecpq – SQL incorporado ao PostgreSQL. </text:p>
      <text:p text:style-name="Standard">– </text:p>
      <text:p text:style-name="Standard"/>
      <text:p text:style-name="Standard">Artigo sobre ecpq - http://www.vivaolinux.com.br/artigos/impressora.php?codigo=4652 </text:p>
      <text:p text:style-name="Standard">Todas as outras interfaces são projetos externos e são distribuídos separadamente. </text:p>
      <text:p text:style-name="Standard"/>
      <text:p text:style-name="P3">1. Integração com o PHP </text:p>
      <text:p text:style-name="Standard">Para a integração do PHP com o PostgreSQL não há necessidade de se instalar nenhum driver </text:p>
      <text:p text:style-name="Standard">externo, ela acontece usando a libpq do PostgreSQL. A não ser que estejamos usando no Windows </text:p>
      <text:p text:style-name="Standard">poderá acontecer da conexão não estar habilitada, então basta descomentar no php.ini a linha: </text:p>
      <text:p text:style-name="Standard">extension=php_pgsql.dll </text:p>
      <text:p text:style-name="Standard"/>
      <text:p text:style-name="Standard">A conexão da linguagem PHP com o SGBD é efetuada através da função: </text:p>
      <text:p text:style-name="Standard">pg_connect() - <text:a xlink:type="simple" xlink:href="http://www.php.net/manual/pt_BR/function.pg-connect.php" text:style-name="Internet_20_link" text:visited-style-name="Visited_20_Internet_20_Link">http://www.php.net/manual/pt_BR/function.pg-connect.php</text:a> </text:p>
      <text:p text:style-name="Standard"/>
      <text:p text:style-name="Standard">Exemplo: </text:p>
      <text:p text:style-name="Standard">$con = pg_connect("host=127.0.0.1 dbname=teste user=postgres password=postgres port=5432"); </text:p>
      <text:p text:style-name="Standard">if (!$con){ </text:p>
      <text:p text:style-name="Standard"><text:s text:c="3"/>echo "Falha na conexão com o banco. Veja detalhes técnicos: " . pg_last_error($con); </text:p>
      <text:p text:style-name="Standard">} </text:p>
      <text:p text:style-name="Standard"/>
      <text:p text:style-name="Standard">Obs.: Lembrando que uma conexão ao PostgreSQL é realizada com um único banco. </text:p>
      <text:p text:style-name="Standard"/>
      <text:p text:style-name="Standard">Após a coexão podemos manipular a codificação de caracteres com as funções: </text:p>
      <text:p text:style-name="Standard"/>
      <text:p text:style-name="Standard">pg_set_client_encoding("UNICODE"); </text:p>
      <text:p text:style-name="Standard">echo pg_client_encoding(); </text:p>
      <text:p text:style-name="Standard">echo pg_set_client_encoding(); </text:p>
      <text:p text:style-name="Standard">http://www.php.net/manual/pt_BR/function.pg-set-client-encoding.php </text:p>
      <text:p text:style-name="Standard"><text:soft-page-break/>http://www.php.net/manual/pt_BR/function.pg-client-encoding.php </text:p>
      <text:p text:style-name="Standard">Instalar Xampplite e postgresql_phpgenerator para fazer demonstração com banco dba_projeto. </text:p>
      <text:p text:style-name="Standard"/>
      <text:p text:style-name="P3">2. Integração com Java (jdbc) </text:p>
      <text:p text:style-name="Standard"/>
      <text:p text:style-name="Standard">Configuração do Java em Windows </text:p>
      <text:p text:style-name="Standard"/>
      <text:p text:style-name="P3">No prompt: </text:p>
      <text:p text:style-name="Standard">doskey.com /insert </text:p>
      <text:p text:style-name="Standard"/>
      <text:p text:style-name="P3">No painel de controle </text:p>
      <text:p text:style-name="Standard">Adicionar ao path: </text:p>
      <text:p text:style-name="Standard">c:\jsdk\bin;c:\jsdk\jre\bin;%PATH% </text:p>
      <text:p text:style-name="Standard">Criar a variável chasspath </text:p>
      <text:p text:style-name="Standard">.;c:\jsdk\lib\tools.jar;c:\jsdk\lib\dt.jar;c:\jsdk\lib\htmlconverter.jar;c:\jsdk\jre\lib;c:\jsdk\jre\lib\rt.jar; </text:p>
      <text:p text:style-name="Standard">c:\jsdk\jre\lib\ext\postgresql-8.3-603.jdbc3 </text:p>
      <text:p text:style-name="Standard"/>
      <text:p text:style-name="P3">No Linux (Ubuntu) </text:p>
      <text:p text:style-name="Standard">Para saber qual versão está usando, qual seu path e alterar, se for o caso: </text:p>
      <text:p text:style-name="Standard"/>
      <text:p text:style-name="Standard">sudo update-alternatives --config java </text:p>
      <text:p text:style-name="Standard"/>
      <text:p text:style-name="Standard">Então copie o driver jdbc para o diretório, por exemplo (postgresql-8.3-603.jdbc3.jar): </text:p>
      <text:p text:style-name="Standard">/usr/lib/jvm/java-6-sun/jre/lib/ext </text:p>
      <text:p text:style-name="Standard"/>
      <text:p text:style-name="Standard">O driver para integrar aplicações em Java ao PostgreSQL é o JDBC. </text:p>
      <text:p text:style-name="Standard"/>
      <text:p text:style-name="Standard">Para selecionar a versão correta do JDBC devemos ter em mãos a versão do PostgreSQL e a versão </text:p>
      <text:p text:style-name="Standard">do Java a usar e visitar o site http://jdbc.postgresql.org/download.html#jdbcselection </text:p>
      <text:p text:style-name="Standard"/>
      <text:p text:style-name="Standard"><text:s text:c="9"/>A versão for Windows já traz o respectivo JDBC. Na dúvida: </text:p>
      <text:p text:style-name="Standard"><text:s text:c="9"/>JDK 1.1 - JDBC 1. Note que com a versão 8.0 o suporte ao JDBC 1 foi removido </text:p>
      <text:p text:style-name="Standard"><text:s text:c="5"/>● </text:p>
      <text:p text:style-name="Standard"><text:s text:c="9"/>JDK 1.2, 1.3 - JDBC 2. </text:p>
      <text:p text:style-name="Standard"><text:s text:c="6"/>• </text:p>
      <text:p text:style-name="Standard"><text:s text:c="9"/>JDK 1.3 + J2EE - JDBC 2 EE. Contém adicional suporte para classes javax.sql. </text:p>
      <text:p text:style-name="Standard"><text:s text:c="6"/>• </text:p>
      <text:p text:style-name="Standard"><text:s text:c="9"/>JDK 1.4, 1.5 - JDBC 3. Contém suporte para SSL e javax.sql, mas não requer J2EE </text:p>
      <text:p text:style-name="Standard"><text:s text:c="6"/>• </text:p>
      <text:p text:style-name="Standard"><text:s text:c="9"/>JDK 1.6 - JDBC4. Suporte para métodos JDBC4 é limitado. </text:p>
      <text:p text:style-name="Standard"><text:s text:c="6"/>• </text:p>
      <text:p text:style-name="P3">Para a Versão Atual (8.3) do PostgreSQL </text:p>
      <text:p text:style-name="Standard"/>
      <text:p text:style-name="Standard">JDBC3 Postgresql Driver, Version 8.3-603 (preferir este, mais maduro) </text:p>
      <text:p text:style-name="Standard">JDBC4 Postgresql Driver, Version 8.3-603 </text:p>
      <text:p text:style-name="Standard"/>
      <text:p text:style-name="Standard">Pequenos exemplos em Java acessando banco PostreSQL através do JDBC: </text:p>
      <text:p text:style-name="Standard"/>
      <text:p text:style-name="Standard"><text:soft-page-break/>Para rodar os exemplos abaixo precisamos ter o J2SE (JDK) instalado. </text:p>
      <text:p text:style-name="Standard"/>
      <text:p text:style-name="P3">Comando para compilar: </text:p>
      <text:p text:style-name="Standard">javac nome.java </text:p>
      <text:p text:style-name="Standard"/>
      <text:p text:style-name="P3">Executando: </text:p>
      <text:p text:style-name="Standard">java nome.class </text:p>
      <text:p text:style-name="Standard">Este exemplo apenas testa a conexão com o servidor e o banco de dados. </text:p>
      <text:p text:style-name="Standard">Apenas copie o driver JDBC para o diretório \jre\lib\ext do Java, crie um arquivo chamado </text:p>
      <text:p text:style-name="Standard">jdbc_teste.java com este conteúdo: </text:p>
      <text:p text:style-name="Standard"/>
      <text:p text:style-name="Standard">import java.sql.DriverManager; </text:p>
      <text:p text:style-name="Standard">import java.sql.Connection; </text:p>
      <text:p text:style-name="Standard">import java.sql.SQLException; </text:p>
      <text:p text:style-name="Standard">public class jdbc_teste2 { </text:p>
      <text:p text:style-name="Standard"><text:s/>public static void main(String[] argv) { </text:p>
      <text:p text:style-name="Standard"><text:s/>System.out.println("Checando se o Driver está registrado com DriverManager."); </text:p>
      <text:p text:style-name="Standard"><text:s/>try { </text:p>
      <text:p text:style-name="Standard"><text:s text:c="3"/>Class.forName("org.postgresql.Driver"); </text:p>
      <text:p text:style-name="Standard"><text:s/>} catch (ClassNotFoundException cnfe) { </text:p>
      <text:p text:style-name="Standard"><text:s text:c="3"/>System.out.println("Driver não encontrado!"); </text:p>
      <text:p text:style-name="Standard"><text:s text:c="3"/>System.out.println("Deixe mostrar o relatório do que encontrei e sair."); </text:p>
      <text:p text:style-name="Standard"><text:s text:c="3"/>cnfe.printStackTrace(); </text:p>
      <text:p text:style-name="Standard"><text:s text:c="3"/>System.exit(1); </text:p>
      <text:p text:style-name="Standard"><text:s/>} </text:p>
      <text:p text:style-name="Standard"><text:s/>System.out.println("Driver Registrado corretamente, tentarei uma connection."); </text:p>
      <text:p text:style-name="Standard"><text:s/>Connection c = null; </text:p>
      <text:p text:style-name="Standard"><text:s/>try { </text:p>
      <text:p text:style-name="Standard"><text:s text:c="3"/>// The second and third arguments are the username and password, </text:p>
      <text:p text:style-name="Standard"><text:s text:c="27"/>Ribamar FS – http://pg.ribafs.net – ribafs@ribafs.net </text:p>
      <text:p text:style-name="Standard"><text:s text:c="27"/>PostgreSQL – Curso Online <text:s text:c="26"/>175/250 </text:p>
      <text:p text:style-name="Standard"><text:s text:c="4"/>// respectively. They should be whatever is necessary to connect </text:p>
      <text:p text:style-name="Standard"><text:s text:c="4"/>// to the database. </text:p>
      <text:p text:style-name="Standard"><text:s text:c="4"/>c = DriverManager.getConnection("jdbc:postgresql://localhost:5433/dba_projeto", "postgres", </text:p>
      <text:p text:style-name="Standard">"postgres"); </text:p>
      <text:p text:style-name="Standard"><text:s text:c="2"/>} catch (SQLException se) { </text:p>
      <text:p text:style-name="Standard"><text:s text:c="4"/>System.out.println("Erro ao conectar: imprimindo o resultado e saindo."); </text:p>
      <text:p text:style-name="Standard"><text:s text:c="4"/>se.printStackTrace(); </text:p>
      <text:p text:style-name="Standard"><text:s text:c="4"/>System.exit(1); </text:p>
      <text:p text:style-name="Standard"><text:s text:c="2"/>} </text:p>
      <text:p text:style-name="Standard"><text:s text:c="2"/>if (c != null) </text:p>
      <text:p text:style-name="Standard"><text:s text:c="4"/>System.out.println("Conexão bem sucedida ao banco!"); </text:p>
      <text:p text:style-name="Standard"><text:s text:c="2"/>else </text:p>
      <text:p text:style-name="Standard"><text:s text:c="4"/>System.out.println("Nunca deve ver isso."); </text:p>
      <text:p text:style-name="Standard"><text:s text:c="2"/>} </text:p>
      <text:p text:style-name="Standard">} </text:p>
      <text:p text:style-name="Standard"/>
      <text:p text:style-name="P3"/>
      <text:p text:style-name="P6">Agora outro arquivo que mostra os registros de uma tabela </text:p>
      <text:p text:style-name="Standard">Crie um arquivo jdbc_teste2.java com o conteúdo abaixo: </text:p>
      <text:p text:style-name="Standard"/>
      <text:p text:style-name="Standard">import java.sql.*; </text:p>
      <text:p text:style-name="Standard">public class jdbc_teste { </text:p>
      <text:p text:style-name="Standard"><text:s text:c="4"/>public static void main(String args[]) { </text:p>
      <text:p text:style-name="Standard"><text:s text:c="8"/>String url = "jdbc:postgresql://localhost:5433/dba_projeto"; </text:p>
      <text:p text:style-name="Standard"><text:s text:c="8"/>Connection con; </text:p>
      <text:p text:style-name="Standard"><text:s text:c="8"/>String query = "select * from clientes"; </text:p>
      <text:p text:style-name="Standard"><text:s text:c="8"/>Statement stmt; </text:p>
      <text:p text:style-name="Standard"><text:s text:c="8"/>try { </text:p>
      <text:p text:style-name="Standard"><text:s text:c="11"/>Class.forName("org.postgresql.Driver"); </text:p>
      <text:p text:style-name="Standard"><text:s text:c="8"/>} catch(java.lang.ClassNotFoundException e) { </text:p>
      <text:p text:style-name="Standard"><text:s text:c="11"/>System.err.print("ClassNotFoundException: "); </text:p>
      <text:p text:style-name="Standard"><text:s text:c="11"/>System.err.println(e.getMessage()); </text:p>
      <text:p text:style-name="Standard"><text:s text:c="8"/>} </text:p>
      <text:p text:style-name="Standard"><text:s text:c="30"/>Ribamar FS – http://pg.ribafs.net – ribafs@ribafs.net </text:p>
      <text:p text:style-name="Standard"><text:s text:c="27"/>PostgreSQL – Curso Online <text:s text:c="26"/>176/250 </text:p>
      <text:p text:style-name="Standard"><text:s text:c="5"/>try { </text:p>
      <text:p text:style-name="Standard"><text:s text:c="8"/>con = DriverManager.getConnection(url,"postgres", "postgres"); </text:p>
      <text:p text:style-name="Standard"><text:s text:c="8"/>stmt = con.createStatement(); </text:p>
      <text:p text:style-name="Standard"><text:s text:c="8"/>ResultSet rs = stmt.executeQuery(query); </text:p>
      <text:p text:style-name="Standard"><text:s text:c="8"/>ResultSetMetaData rsmd = rs.getMetaData(); </text:p>
      <text:p text:style-name="Standard"><text:s text:c="8"/>int numberOfColumns = rsmd.getColumnCount(); </text:p>
      <text:p text:style-name="Standard"><text:s text:c="8"/>int rowCount = 1; </text:p>
      <text:p text:style-name="Standard"><text:s text:c="8"/>while (rs.next()) { </text:p>
      <text:p text:style-name="Standard"><text:s text:c="11"/>System.out.println("Cliente " + rowCount + ": "); </text:p>
      <text:p text:style-name="Standard"><text:s text:c="11"/>for (int i = 1; i &lt;= numberOfColumns; i++) { </text:p>
      <text:p text:style-name="Standard"><text:s text:c="14"/>System.out.print(" <text:s text:c="4"/>Campo " + i + ": "); </text:p>
      <text:p text:style-name="Standard"><text:s text:c="14"/>System.out.println(rs.getString(i)); </text:p>
      <text:p text:style-name="Standard"><text:s text:c="11"/>} </text:p>
      <text:p text:style-name="Standard"><text:s text:c="11"/>System.out.println(""); </text:p>
      <text:p text:style-name="Standard"><text:s text:c="11"/>rowCount++; </text:p>
      <text:p text:style-name="Standard"><text:s text:c="8"/>} </text:p>
      <text:p text:style-name="Standard"><text:s text:c="8"/>stmt.close(); </text:p>
      <text:p text:style-name="Standard"><text:s text:c="8"/>con.close(); </text:p>
      <text:p text:style-name="Standard"><text:s text:c="5"/>} catch(SQLException ex) { </text:p>
      <text:p text:style-name="Standard"><text:s text:c="8"/>System.err.print("SQLException: "); </text:p>
      <text:p text:style-name="Standard"><text:s text:c="8"/>System.err.println(ex.getMessage()); </text:p>
      <text:p text:style-name="Standard"><text:s text:c="5"/>} </text:p>
      <text:p text:style-name="Standard"><text:s text:c="2"/>} </text:p>
      <text:p text:style-name="Standard">} </text:p>
      <text:p text:style-name="Standard"/>
      <text:p text:style-name="P3">Mais um pequeno exemplo, consultando uma tabela: </text:p>
      <text:p text:style-name="Standard">Crie um arquivo com nome jdbc_teste3.java, com o conteúdo das duas páginas seguintes: </text:p>
      <text:p text:style-name="Standard"/>
      <text:p text:style-name="Standard">import java.sql.*; </text:p>
      <text:p text:style-name="Standard">public class jdbc_teste3 { </text:p>
      <text:p text:style-name="Standard"><text:soft-page-break/>public static void main(String args[]) </text:p>
      <text:p text:style-name="Standard">{ </text:p>
      <text:p text:style-name="Standard"><text:s text:c="30"/>Ribamar FS – http://pg.ribafs.net – ribafs@ribafs.net </text:p>
      <text:p text:style-name="Standard"><text:s text:c="24"/>PostgreSQL – Curso Online <text:s text:c="29"/>177/250 </text:p>
      <text:p text:style-name="Standard"><text:s text:c="4"/>String url = "jdbc:postgresql://localhost:5433/dba_projeto"; </text:p>
      <text:p text:style-name="Standard"><text:s text:c="4"/>System.out.println("-----------------------------------------------------------"); </text:p>
      <text:p text:style-name="Standard"><text:s text:c="4"/>System.out.println("Esta é a URL: " + url); </text:p>
      <text:p text:style-name="Standard"><text:s text:c="4"/>Connection db; </text:p>
      <text:p text:style-name="Standard"><text:s text:c="4"/>ResultSet rs; </text:p>
      <text:p text:style-name="Standard"><text:s text:c="4"/>//Statement sq_stmt; </text:p>
      <text:p text:style-name="Standard"><text:s text:c="4"/>try </text:p>
      <text:p text:style-name="Standard"><text:s text:c="4"/>{ </text:p>
      <text:p text:style-name="Standard"><text:s text:c="8"/>Class.forName( "org.postgresql.Driver" ); </text:p>
      <text:p text:style-name="Standard"><text:s text:c="4"/>} </text:p>
      <text:p text:style-name="Standard"><text:s text:c="4"/>catch ( java.lang.ClassNotFoundException e ) </text:p>
      <text:p text:style-name="Standard"><text:s text:c="4"/>{ </text:p>
      <text:p text:style-name="Standard"><text:s text:c="8"/>System.err.print( "ClassNotFoundException: " ); </text:p>
      <text:p text:style-name="Standard"><text:s text:c="8"/>System.err.println( e.getMessage () ); </text:p>
      <text:p text:style-name="Standard"><text:s text:c="4"/>} </text:p>
      <text:p text:style-name="Standard"><text:s text:c="4"/>System.out.println("Driver do PostgreSQL selecionado. "); </text:p>
      <text:p text:style-name="Standard">try </text:p>
      <text:p text:style-name="Standard">{ </text:p>
      <text:p text:style-name="Standard"><text:s text:c="4"/>db = DriverManager.getConnection( url, "postgres", "postgres" ); </text:p>
      <text:p text:style-name="Standard">} </text:p>
      <text:p text:style-name="Standard">catch ( SQLException ex ) </text:p>
      <text:p text:style-name="Standard">{ </text:p>
      <text:p text:style-name="Standard"><text:s text:c="4"/>System.err.println( "SQLException: " + ex.getMessage() ); </text:p>
      <text:p text:style-name="Standard">} </text:p>
      <text:p text:style-name="Standard">System.out.println("Conexão aberta. "); </text:p>
      <text:p text:style-name="Standard">try </text:p>
      <text:p text:style-name="Standard">{ </text:p>
      <text:p text:style-name="Standard"><text:s text:c="4"/>db = DriverManager.getConnection( url, "postgres", "postgres" ); </text:p>
      <text:p text:style-name="Standard"><text:s text:c="4"/>Statement sq_stmt = db.createStatement(); </text:p>
      <text:p text:style-name="Standard"><text:s text:c="4"/>String sql_str = "SELECT * FROM clientes"; </text:p>
      <text:p text:style-name="Standard"><text:s text:c="27"/>Ribamar FS – http://pg.ribafs.net – ribafs@ribafs.net </text:p>
      <text:p text:style-name="Standard"><text:s text:c="24"/>PostgreSQL – Curso Online <text:s text:c="21"/>178/250 </text:p>
      <text:p text:style-name="Standard"><text:s text:c="4"/>rs = sq_stmt.executeQuery(sql_str); </text:p>
      <text:p text:style-name="Standard"><text:s text:c="4"/>while (rs.next()) </text:p>
      <text:p text:style-name="Standard"><text:s text:c="4"/>{ </text:p>
      <text:p text:style-name="Standard"><text:s text:c="8"/>System.out.println("---------------------------------------"); </text:p>
      <text:p text:style-name="Standard"><text:s text:c="8"/>String cpf = rs.getString("cpf"); </text:p>
      <text:p text:style-name="Standard"><text:s text:c="8"/>String nome = rs.getString("nome"); </text:p>
      <text:p text:style-name="Standard"><text:s text:c="8"/>String email = rs.getString("email"); </text:p>
      <text:p text:style-name="Standard"><text:s text:c="8"/>System.out.println("CPF: " + cpf); </text:p>
      <text:p text:style-name="Standard"><text:s text:c="8"/>System.out.println("Nome: " + nome); </text:p>
      <text:p text:style-name="Standard"><text:s text:c="8"/>System.out.println("Email: " + email + " "); </text:p>
      <text:p text:style-name="Standard"><text:s text:c="4"/>} </text:p>
      <text:p text:style-name="Standard"><text:s text:c="4"/>System.out.println("---------------------------------------"); </text:p>
      <text:p text:style-name="Standard"><text:soft-page-break/><text:s text:c="4"/>System.out.println("---------------------------------------"); </text:p>
      <text:p text:style-name="Standard">} </text:p>
      <text:p text:style-name="Standard">catch ( SQLException ex ) </text:p>
      <text:p text:style-name="Standard">{ </text:p>
      <text:p text:style-name="Standard"><text:s text:c="4"/>System.err.println( "SQLException: " + ex.getMessage() ); </text:p>
      <text:p text:style-name="Standard">} </text:p>
      <text:p text:style-name="Standard"><text:s text:c="4"/>System.out.println("Consulta efetuada. "); </text:p>
      <text:p text:style-name="Standard"><text:s text:c="4"/>System.out.println("Conexão fechada. "); </text:p>
      <text:p text:style-name="Standard"><text:s text:c="4"/>System.out.println("---------------------------------------"); </text:p>
      <text:p text:style-name="Standard"><text:s text:c="4"/>} </text:p>
      <text:p text:style-name="Standard">} </text:p>
      <text:p text:style-name="Standard"/>
      <text:p text:style-name="Standard"/>
      <text:p text:style-name="P7">Catálodo do Sistema do PostgreSQL</text:p>
      <text:p text:style-name="Standard"/>
      <text:p text:style-name="Standard"/>
      <text:p text:style-name="Standard">É um conjunto de tabelas e views que armazenam informações sobre os bancos de dados.</text:p>
      <text:p text:style-name="Standard">Cada banco criado tem seu catálogo e existem algumas tabelas que guardam informações sobre todos os bancos, como o pg_database.</text:p>
      <text:p text:style-name="Standard"/>
      <text:p text:style-name="Standard">Todo SGBD precisa ter seu catálogo de sistema (metadados, dicionário de dados), onde armazena </text:p>
      <text:p text:style-name="Standard">pelo menos: </text:p>
      <text:p text:style-name="Standard"/>
      <text:p text:style-name="Standard">- Nomes das tabelas </text:p>
      <text:p text:style-name="Standard">- Nomes dos campos </text:p>
      <text:p text:style-name="Standard">- Tipos de dados de cada campo </text:p>
      <text:p text:style-name="Standard">- As constraints </text:p>
      <text:p text:style-name="Standard">- Informações sobre os índices </text:p>
      <text:p text:style-name="Standard">- Privilégios de acesso dos elementos </text:p>
      <text:p text:style-name="Standard"/>
      <text:p text:style-name="Standard"/>
      <text:p text:style-name="P3">Informações sobre as tabelas de sistema </text:p>
      <text:p text:style-name="Standard"/>
      <text:p text:style-name="Standard">Para visualizar a estrutura de cada uma destas relações, podemos usar o psql. Exemplo: </text:p>
      <text:p text:style-name="Standard">\d pg_database </text:p>
      <text:p text:style-name="Standard"/>
      <text:p text:style-name="Standard">Para visualizar o catálogo completo, que está no esquema 'pg_catalog', usar: </text:p>
      <text:p text:style-name="Standard">\dS </text:p>
      <text:p text:style-name="Standard"/>
      <text:p text:style-name="Standard">Para visualizar a estrutura de uma das relações do esquema pg_catalog: </text:p>
      <text:p text:style-name="Standard">\d pg_catalog.pg_table </text:p>
      <text:p text:style-name="Standard"/>
      <text:p text:style-name="P3">Exemplos Práticos</text:p>
      <text:p text:style-name="Standard"/>
      <text:p text:style-name="Standard">Uso do disco pela tabela</text:p>
      <text:p text:style-name="Standard"/>
      <text:p text:style-name="Standard">\c banco</text:p>
      <text:p text:style-name="Standard">vacuum analyza clientes; </text:p>
      <text:p text:style-name="Standard">SELECT relfilenode AS arquivo, relpages*8 AS tamanho_em_kb FROM pg_class WHERE </text:p>
      <text:p text:style-name="Standard">relname = 'clientes'; </text:p>
      <text:p text:style-name="Standard"/>
      <text:p text:style-name="Standard">Listar o nome de todos os administradores de banco de dados e o seus bancos de dados. </text:p>
      <text:p text:style-name="Standard"/>
      <text:p text:style-name="Standard">SELECT usename, datname </text:p>
      <text:p text:style-name="Standard"><text:s text:c="2"/>FROM pg_user, pg_database </text:p>
      <text:p text:style-name="Standard"><text:s/>WHERE usesysid = datdba </text:p>
      <text:p text:style-name="Standard"><text:s text:c="2"/>ORDER BY usename, datname; </text:p>
      <text:p text:style-name="Standard"/>
      <text:p text:style-name="Standard">Mostrar todas as tabelas (inclusive de sistema) a quantidade de registros: </text:p>
      <text:p text:style-name="Standard">select relpages*8192 from pg_class; </text:p>
      <text:p text:style-name="Standard"/>
      <text:p text:style-name="P3"><text:soft-page-break/>Listando Tabelas do Banco Atual</text:p>
      <text:p text:style-name="Standard"/>
      <text:p text:style-name="Standard">SELECT relname </text:p>
      <text:p text:style-name="Standard"><text:s text:c="2"/>FROM pg_class </text:p>
      <text:p text:style-name="Standard"><text:s/>WHERE relname !~ '^(pg_|sql_)' </text:p>
      <text:p text:style-name="Standard"><text:s text:c="3"/>AND relkind = 'r'; </text:p>
      <text:p text:style-name="Standard"/>
      <text:p text:style-name="P3">-- using INFORMATION_SCHEMA: </text:p>
      <text:p text:style-name="Standard">SELECT table_name </text:p>
      <text:p text:style-name="Standard"><text:s text:c="2"/>FROM information_schema.tables </text:p>
      <text:p text:style-name="Standard"><text:s/>WHERE table_type = 'BASE TABLE' </text:p>
      <text:p text:style-name="Standard"><text:s text:c="3"/>AND table_schema NOT IN </text:p>
      <text:p text:style-name="Standard"><text:s text:c="7"/>('pg_catalog', 'information_schema'); </text:p>
      <text:p text:style-name="Standard"/>
      <text:p text:style-name="P3">Listando Views do Banco Atual </text:p>
      <text:p text:style-name="Standard">-- with postgresql 7.2: </text:p>
      <text:p text:style-name="Standard">SELECT viewname </text:p>
      <text:p text:style-name="Standard"><text:s text:c="2"/>FROM pg_views </text:p>
      <text:p text:style-name="Standard"><text:s/>WHERE viewname !~ '^pg_'; </text:p>
      <text:p text:style-name="Standard"/>
      <text:p text:style-name="Standard">-- with postgresql 7.4 and later: </text:p>
      <text:p text:style-name="Standard">SELECT viewname </text:p>
      <text:p text:style-name="Standard"><text:s text:c="2"/>FROM pg_views </text:p>
      <text:p text:style-name="Standard"><text:s/>WHERE schemaname NOT IN </text:p>
      <text:p text:style-name="Standard"><text:s text:c="7"/>('pg_catalog', 'information_schema') </text:p>
      <text:p text:style-name="Standard"><text:s text:c="3"/>AND viewname !~ '^pg_'; </text:p>
      <text:p text:style-name="Standard"/>
      <text:p text:style-name="P3">-- using INFORMATION_SCHEMA: </text:p>
      <text:p text:style-name="Standard">SELECT table_name </text:p>
      <text:p text:style-name="Standard"><text:s text:c="2"/>FROM information_schema.tables </text:p>
      <text:p text:style-name="Standard"><text:s/>WHERE table_type = 'VIEW' </text:p>
      <text:p text:style-name="Standard"><text:s text:c="3"/>AND table_schema NOT IN </text:p>
      <text:p text:style-name="Standard"><text:s text:c="7"/>('pg_catalog', 'information_schema') </text:p>
      <text:p text:style-name="Standard"><text:s text:c="3"/>AND table_name !~ '^pg_'; </text:p>
      <text:p text:style-name="Standard">-- or </text:p>
      <text:p text:style-name="Standard">SELECT table_name </text:p>
      <text:p text:style-name="Standard"><text:s text:c="2"/>FROM information_schema.views </text:p>
      <text:p text:style-name="Standard"><text:s/>WHERE table_schema NOT IN ('pg_catalog', 'information_schema') </text:p>
      <text:p text:style-name="Standard"><text:s text:c="3"/>AND table_name !~ '^pg_'; </text:p>
      <text:p text:style-name="Standard"/>
      <text:p text:style-name="P3">Listando Todos os Usuários </text:p>
      <text:p text:style-name="Standard">SELECT usename </text:p>
      <text:p text:style-name="Standard"><text:s text:c="2"/>FROM pg_user; </text:p>
      <text:p text:style-name="Standard"/>
      <text:p text:style-name="Standard"/>
      <text:p text:style-name="P6">Retornando os nomes dos Campos de uma Tabela </text:p>
      <text:p text:style-name="Standard"/>
      <text:p text:style-name="Standard">SELECT a.attname </text:p>
      <text:p text:style-name="Standard"><text:s text:c="2"/>FROM pg_class c, pg_attribute a, pg_type t </text:p>
      <text:p text:style-name="Standard"><text:s/>WHERE c.relname = 'test2' </text:p>
      <text:p text:style-name="Standard"><text:s text:c="2"/>AND a.attnum &gt; 0 </text:p>
      <text:p text:style-name="Standard"><text:s text:c="2"/>AND a.attrelid = c.oid </text:p>
      <text:p text:style-name="Standard"><text:s text:c="2"/>AND a.atttypid = t.oid; </text:p>
      <text:p text:style-name="Standard"/>
      <text:p text:style-name="P3">-- Usando INFORMATION_SCHEMA: </text:p>
      <text:p text:style-name="Standard">SELECT column_name </text:p>
      <text:p text:style-name="Standard"><text:s text:c="2"/>FROM information_schema.columns </text:p>
      <text:p text:style-name="Standard"><text:s/>WHERE table_name = 'test2'; </text:p>
      <text:p text:style-name="Standard"/>
      <text:p text:style-name="P3">Informações Detalhadas sobre os Campos de uma Tabela </text:p>
      <text:p text:style-name="Standard">SELECT a.attnum AS ordinal_position, </text:p>
      <text:p text:style-name="Standard"><text:s text:c="11"/>a.attname AS column_name, </text:p>
      <text:p text:style-name="Standard"><text:s text:c="11"/>t.typname AS data_type, </text:p>
      <text:p text:style-name="Standard"><text:s text:c="11"/>a.attlen AS character_maximum_length, </text:p>
      <text:p text:style-name="Standard"><text:s text:c="11"/>a.atttypmod AS modifier, </text:p>
      <text:p text:style-name="Standard"><text:s text:c="11"/>a.attnotnull AS notnull, </text:p>
      <text:p text:style-name="Standard"><text:s text:c="11"/>a.atthasdef AS hasdefault, </text:p>
      <text:p text:style-name="Standard"><text:s text:c="11"/>col_description(a.attrelid, a.attnum) as field_comment </text:p>
      <text:p text:style-name="Standard"><text:s text:c="5"/>FROM pg_class c, </text:p>
      <text:p text:style-name="Standard"><text:s text:c="11"/>pg_attribute a, </text:p>
      <text:p text:style-name="Standard"><text:s text:c="11"/>pg_type t </text:p>
      <text:p text:style-name="Standard"><text:s text:c="4"/>WHERE c.relname = 'test2' </text:p>
      <text:p text:style-name="Standard"><text:s text:c="6"/>AND a.attnum &gt; 0 </text:p>
      <text:p text:style-name="Standard"><text:s text:c="6"/>AND a.attrelid = c.oid </text:p>
      <text:p text:style-name="Standard"><text:s text:c="6"/>AND a.atttypid = t.oid </text:p>
      <text:p text:style-name="Standard">ORDER BY a.attnum; </text:p>
      <text:p text:style-name="Standard"/>
      <text:p text:style-name="P3">-- Usando INFORMATION_SCHEMA: </text:p>
      <text:p text:style-name="Standard"><text:s text:c="3"/>SELECT ordinal_position, </text:p>
      <text:p text:style-name="Standard"><text:s text:c="9"/>column_name, </text:p>
      <text:p text:style-name="Standard"><text:s text:c="9"/>data_type, </text:p>
      <text:p text:style-name="Standard"><text:s text:c="9"/>column_default, </text:p>
      <text:p text:style-name="Standard"><text:s text:c="9"/>is_nullable, </text:p>
      <text:p text:style-name="Standard"><text:s text:c="9"/>character_maximum_length, </text:p>
      <text:p text:style-name="Standard"><text:s text:c="9"/>numeric_precision </text:p>
      <text:p text:style-name="Standard"><text:s text:c="4"/>FROM information_schema.columns </text:p>
      <text:p text:style-name="Standard"><text:s text:c="3"/>WHERE table_name = 'test2' </text:p>
      <text:p text:style-name="Standard">ORDER BY ordinal_position; </text:p>
      <text:p text:style-name="Standard"/>
      <text:p text:style-name="Standard"/>
      <text:p text:style-name="P6">Retornando os Nomes de Índices de uma Tabela </text:p>
      <text:p text:style-name="Standard">SELECT relname </text:p>
      <text:p text:style-name="Standard"><text:s text:c="3"/>FROM pg_class </text:p>
      <text:p text:style-name="Standard"><text:s/>WHERE oid IN ( </text:p>
      <text:p text:style-name="Standard"><text:s text:c="5"/>SELECT indexrelid </text:p>
      <text:p text:style-name="Standard"><text:s text:c="8"/>FROM pg_index, pg_class </text:p>
      <text:p text:style-name="Standard"><text:s text:c="6"/>WHERE pg_class.relname='test2' </text:p>
      <text:p text:style-name="Standard"><text:s text:c="9"/>AND pg_class.oid=pg_index.indrelid </text:p>
      <text:p text:style-name="Standard"><text:s text:c="9"/>AND indisunique != 't' </text:p>
      <text:p text:style-name="Standard"><text:s text:c="9"/>AND indisprimary != 't' </text:p>
      <text:p text:style-name="Standard">); </text:p>
      <text:p text:style-name="Standard"/>
      <text:p text:style-name="P3">Retornando as Constraints de uma Tabela </text:p>
      <text:p text:style-name="Standard">SELECT <text:s text:c="2"/>conname </text:p>
      <text:p text:style-name="Standard"><text:s text:c="3"/>FROM <text:s/>pg_constraint, pg_class </text:p>
      <text:p text:style-name="Standard"><text:s/>WHERE <text:s text:c="2"/>pg_constraint.conrelid = pg_class.oid </text:p>
      <text:p text:style-name="Standard"><text:s text:c="4"/>AND <text:s/>relname = 'test2'; </text:p>
      <text:p text:style-name="Standard"/>
      <text:p text:style-name="P3">-- with INFORMATION_SCHEMA: </text:p>
      <text:p text:style-name="Standard">SELECT constraint_name, constraint_type </text:p>
      <text:p text:style-name="Standard"><text:s text:c="3"/>FROM information_schema.table_constraints </text:p>
      <text:p text:style-name="Standard"><text:s/>WHERE table_name = 'test2'; </text:p>
      <text:p text:style-name="Standard"/>
      <text:p text:style-name="P3">Recebendo Informações Detalhadas sobre as Constraints de uma Tabela </text:p>
      <text:p text:style-name="Standard">SELECT c.conname AS constraint_name, </text:p>
      <text:p text:style-name="Standard"><text:s text:c="10"/>CASE c.contype </text:p>
      <text:p text:style-name="Standard"><text:s text:c="12"/>WHEN 'c' THEN 'CHECK' </text:p>
      <text:p text:style-name="Standard"><text:s text:c="12"/>WHEN 'f' THEN 'FOREIGN KEY' </text:p>
      <text:p text:style-name="Standard"><text:s text:c="12"/>WHEN 'p' THEN 'PRIMARY KEY' </text:p>
      <text:p text:style-name="Standard"><text:s text:c="12"/>WHEN 'u' THEN 'UNIQUE' </text:p>
      <text:p text:style-name="Standard"><text:s text:c="10"/>END AS "constraint_type", </text:p>
      <text:p text:style-name="Standard"><text:s text:c="10"/>CASE WHEN c.condeferrable = 'f' THEN 0 ELSE 1 END AS is_deferrable, </text:p>
      <text:p text:style-name="Standard"><text:s text:c="10"/>CASE WHEN c.condeferred = 'f' THEN 0 ELSE 1 END AS is_deferred, </text:p>
      <text:p text:style-name="Standard"><text:s text:c="10"/>t.relname AS table_name, </text:p>
      <text:p text:style-name="Standard"><text:s text:c="10"/>array_to_string(c.conkey, ' ') AS constraint_key, </text:p>
      <text:p text:style-name="Standard"><text:s text:c="10"/>CASE confupdtype </text:p>
      <text:p text:style-name="Standard"><text:s text:c="12"/>WHEN 'a' THEN 'NO ACTION' </text:p>
      <text:p text:style-name="Standard"><text:s text:c="12"/>WHEN 'r' THEN 'RESTRICT' </text:p>
      <text:p text:style-name="Standard"><text:s text:c="12"/>WHEN 'c' THEN 'CASCADE' </text:p>
      <text:p text:style-name="Standard"><text:s text:c="12"/>WHEN 'n' THEN 'SET NULL' </text:p>
      <text:p text:style-name="Standard"><text:s text:c="12"/>WHEN 'd' THEN 'SET DEFAULT' </text:p>
      <text:p text:style-name="Standard"><text:s text:c="10"/>END AS on_update, </text:p>
      <text:p text:style-name="Standard"><text:s text:c="10"/>CASE confdeltype </text:p>
      <text:p text:style-name="Standard"><text:s text:c="12"/>WHEN 'a' THEN 'NO ACTION' </text:p>
      <text:p text:style-name="Standard"><text:s text:c="12"/>WHEN 'r' THEN 'RESTRICT' </text:p>
      <text:p text:style-name="Standard"><text:s text:c="12"/>WHEN 'c' THEN 'CASCADE' </text:p>
      <text:p text:style-name="Standard"><text:s text:c="12"/>WHEN 'n' THEN 'SET NULL' </text:p>
      <text:p text:style-name="Standard"><text:s text:c="12"/>WHEN 'd' THEN 'SET DEFAULT' </text:p>
      <text:p text:style-name="Standard"><text:soft-page-break/><text:s text:c="10"/>END AS on_delete, </text:p>
      <text:p text:style-name="Standard"><text:s text:c="10"/>CASE confmatchtype </text:p>
      <text:p text:style-name="Standard"><text:s text:c="12"/>WHEN 'u' THEN 'UNSPECIFIED' </text:p>
      <text:p text:style-name="Standard"><text:s text:c="12"/>WHEN 'f' THEN 'FULL' </text:p>
      <text:p text:style-name="Standard"><text:s text:c="12"/>WHEN 'p' THEN 'PARTIAL' </text:p>
      <text:p text:style-name="Standard"><text:s text:c="10"/>END AS match_type, </text:p>
      <text:p text:style-name="Standard"><text:s text:c="10"/>t2.relname AS references_table, </text:p>
      <text:p text:style-name="Standard"><text:s text:c="10"/>array_to_string(c.confkey, ' ') AS fk_constraint_key </text:p>
      <text:p text:style-name="Standard"><text:s text:c="5"/>FROM pg_constraint c </text:p>
      <text:p text:style-name="Standard">LEFT JOIN pg_class t ON c.conrelid = t.oid </text:p>
      <text:p text:style-name="Standard">LEFT JOIN pg_class t2 ON c.confrelid = t2.oid </text:p>
      <text:p text:style-name="Standard"><text:s text:c="4"/>WHERE t.relname = 'testconstraints2' </text:p>
      <text:p text:style-name="Standard"><text:s text:c="5"/>AND c.conname = 'testconstraints_id_fk'; </text:p>
      <text:p text:style-name="Standard"/>
      <text:p text:style-name="P3">-- with INFORMATION_SCHEMA: </text:p>
      <text:p text:style-name="Standard"><text:s text:c="3"/>SELECT tc.constraint_name, </text:p>
      <text:p text:style-name="Standard"><text:s text:c="10"/>tc.constraint_type, </text:p>
      <text:p text:style-name="Standard"><text:s text:c="10"/>tc.table_name, </text:p>
      <text:p text:style-name="Standard"><text:s text:c="10"/>kcu.column_name, </text:p>
      <text:p text:style-name="Standard"><text:s text:c="10"/>tc.is_deferrable, </text:p>
      <text:p text:style-name="Standard"><text:s text:c="10"/>tc.initially_deferred, </text:p>
      <text:p text:style-name="Standard"><text:s text:c="10"/>rc.match_option AS match_type, </text:p>
      <text:p text:style-name="Standard"><text:s text:c="10"/>rc.update_rule AS on_update, </text:p>
      <text:p text:style-name="Standard"><text:s text:c="10"/>rc.delete_rule AS on_delete, </text:p>
      <text:p text:style-name="Standard"><text:s text:c="10"/>ccu.table_name AS references_table, </text:p>
      <text:p text:style-name="Standard"><text:s text:c="10"/>ccu.column_name AS references_field </text:p>
      <text:p text:style-name="Standard"><text:s text:c="5"/>FROM information_schema.table_constraints tc </text:p>
      <text:p text:style-name="Standard">LEFT JOIN information_schema.key_column_usage kcu </text:p>
      <text:p text:style-name="Standard"><text:s text:c="7"/>ON tc.constraint_catalog = kcu.constraint_catalog </text:p>
      <text:p text:style-name="Standard"><text:s text:c="6"/>AND tc.constraint_schema = kcu.constraint_schema </text:p>
      <text:p text:style-name="Standard"><text:s text:c="6"/>AND tc.constraint_name = kcu.constraint_name </text:p>
      <text:p text:style-name="Standard">LEFT JOIN information_schema.referential_constraints rc </text:p>
      <text:p text:style-name="Standard"><text:s text:c="7"/>ON tc.constraint_catalog = rc.constraint_catalog </text:p>
      <text:p text:style-name="Standard"><text:s text:c="6"/>AND tc.constraint_schema = rc.constraint_schema </text:p>
      <text:p text:style-name="Standard"><text:s text:c="6"/>AND tc.constraint_name = rc.constraint_name </text:p>
      <text:p text:style-name="Standard">LEFT JOIN information_schema.constraint_column_usage ccu </text:p>
      <text:p text:style-name="Standard"><text:s text:c="7"/>ON rc.unique_constraint_catalog = ccu.constraint_catalog </text:p>
      <text:p text:style-name="Standard"><text:s text:c="6"/>AND rc.unique_constraint_schema = ccu.constraint_schema </text:p>
      <text:p text:style-name="Standard"><text:s text:c="6"/>AND rc.unique_constraint_name = ccu.constraint_name </text:p>
      <text:p text:style-name="Standard"><text:s text:c="4"/>WHERE tc.table_name = 'testconstraints2' </text:p>
      <text:p text:style-name="Standard"><text:s text:c="6"/>AND tc.constraint_name = 'testconstraints_id_fk'; </text:p>
      <text:p text:style-name="Standard"/>
      <text:p text:style-name="Standard"/>
      <text:p text:style-name="P3">Listando as Sequências </text:p>
      <text:p text:style-name="Standard">SELECT relname </text:p>
      <text:p text:style-name="Standard"><text:s text:c="2"/>FROM pg_class </text:p>
      <text:p text:style-name="Standard"><text:s/>WHERE relkind = 'S' </text:p>
      <text:p text:style-name="Standard"><text:s text:c="3"/>AND relnamespace IN ( </text:p>
      <text:p text:style-name="Standard"><text:soft-page-break/><text:s text:c="9"/>SELECT oid </text:p>
      <text:p text:style-name="Standard"><text:s text:c="11"/>FROM pg_namespace </text:p>
      <text:p text:style-name="Standard"><text:s text:c="10"/>WHERE nspname NOT LIKE 'pg_%' </text:p>
      <text:p text:style-name="Standard"><text:s text:c="12"/>AND nspname != 'information_schema' </text:p>
      <text:p text:style-name="Standard">); </text:p>
      <text:p text:style-name="P3"/>
      <text:p text:style-name="P3">Listando Todas as Triggers </text:p>
      <text:p text:style-name="Standard">SELECT <text:s/>trg.tgname AS trigger_name </text:p>
      <text:p text:style-name="Standard"><text:s text:c="3"/>FROM pg_trigger trg, pg_class tbl </text:p>
      <text:p text:style-name="Standard"><text:s/>WHERE <text:s/>trg.tgrelid = tbl.oid </text:p>
      <text:p text:style-name="Standard"><text:s text:c="4"/>AND tbl.relname !~ '^pg_'; </text:p>
      <text:p text:style-name="Standard">-- or </text:p>
      <text:p text:style-name="Standard">SELECT <text:s/>tgname AS trigger_name </text:p>
      <text:p text:style-name="Standard"><text:s text:c="3"/>FROM pg_trigger </text:p>
      <text:p text:style-name="Standard"><text:s/>WHERE <text:s/>tgname !~ '^pg_'; </text:p>
      <text:p text:style-name="Standard"/>
      <text:p text:style-name="P3">-- with INFORMATION_SCHEMA: </text:p>
      <text:p text:style-name="Standard">SELECT DISTINCT trigger_name </text:p>
      <text:p text:style-name="Standard"><text:s text:c="3"/>FROM information_schema.triggers </text:p>
      <text:p text:style-name="Standard"><text:s/>WHERE trigger_schema NOT IN </text:p>
      <text:p text:style-name="Standard"><text:s text:c="8"/>('pg_catalog', 'information_schema'); </text:p>
      <text:p text:style-name="Standard"/>
      <text:p text:style-name="P3">Listando Somente as Triggers de uma Tabela </text:p>
      <text:p text:style-name="Standard">SELECT <text:s/>trg.tgname AS trigger_name </text:p>
      <text:p text:style-name="Standard"><text:s text:c="3"/>FROM pg_trigger trg, pg_class tbl </text:p>
      <text:p text:style-name="Standard"><text:s/>WHERE <text:s/>trg.tgrelid = tbl.oid </text:p>
      <text:p text:style-name="Standard"><text:s text:c="4"/>AND tbl.relname = 'newtable'; </text:p>
      <text:p text:style-name="Standard"/>
      <text:p text:style-name="P3">-- with INFORMATION_SCHEMA: </text:p>
      <text:p text:style-name="Standard">SELECT <text:s/>DISTINCT trigger_name </text:p>
      <text:p text:style-name="Standard"><text:s text:c="3"/>FROM information_schema.triggers </text:p>
      <text:p text:style-name="Standard"><text:s/>WHERE <text:s/>event_object_table = 'newtable' </text:p>
      <text:p text:style-name="Standard"><text:s text:c="4"/>AND trigger_schema NOT IN </text:p>
      <text:p text:style-name="Standard"><text:s text:c="8"/>('pg_catalog', 'information_schema'); </text:p>
      <text:p text:style-name="Standard"/>
      <text:p text:style-name="P3">Recebendo Informações Detalhadas sobre as Triggers </text:p>
      <text:p text:style-name="Standard">SELECT trg.tgname AS trigger_name, </text:p>
      <text:p text:style-name="Standard"><text:s text:c="8"/>tbl.relname AS table_name, </text:p>
      <text:p text:style-name="Standard"><text:s text:c="8"/>p.proname AS function_name, </text:p>
      <text:p text:style-name="Standard"><text:s text:c="8"/>CASE trg.tgtype &amp; cast(2 as int2) </text:p>
      <text:p text:style-name="Standard"><text:s text:c="10"/>WHEN 0 THEN 'AFTER' </text:p>
      <text:p text:style-name="Standard"><text:s text:c="10"/>ELSE 'BEFORE' </text:p>
      <text:p text:style-name="Standard"><text:s text:c="8"/>END AS trigger_type, </text:p>
      <text:p text:style-name="Standard"><text:s text:c="8"/>CASE trg.tgtype &amp; cast(28 as int2) </text:p>
      <text:p text:style-name="Standard"><text:s text:c="10"/>WHEN 16 THEN 'UPDATE' </text:p>
      <text:p text:style-name="Standard"><text:s text:c="10"/>WHEN 8 THEN 'DELETE' </text:p>
      <text:p text:style-name="Standard"><text:s text:c="10"/>WHEN 4 THEN 'INSERT' </text:p>
      <text:p text:style-name="Standard"><text:s text:c="10"/>WHEN 20 THEN 'INSERT, UPDATE' </text:p>
      <text:p text:style-name="Standard"><text:soft-page-break/><text:s text:c="10"/>WHEN 28 THEN 'INSERT, UPDATE, DELETE' </text:p>
      <text:p text:style-name="Standard"><text:s text:c="10"/>WHEN 24 THEN 'UPDATE, DELETE' </text:p>
      <text:p text:style-name="Standard"><text:s text:c="9"/>WHEN 12 THEN 'INSERT, DELETE' </text:p>
      <text:p text:style-name="Standard"><text:s text:c="7"/>END AS trigger_event </text:p>
      <text:p text:style-name="Standard"><text:s text:c="2"/>FROM pg_trigger trg, </text:p>
      <text:p text:style-name="Standard"><text:s text:c="7"/>pg_class tbl, </text:p>
      <text:p text:style-name="Standard"><text:s text:c="7"/>pg_proc p </text:p>
      <text:p text:style-name="Standard"><text:s/>WHERE trg.tgrelid = tbl.oid </text:p>
      <text:p text:style-name="Standard"><text:s text:c="3"/>AND trg.tgfoid = p.oid </text:p>
      <text:p text:style-name="Standard"><text:s text:c="3"/>AND tbl.relname !~ '^pg_'; </text:p>
      <text:p text:style-name="P3">-- with INFORMATION_SCHEMA: </text:p>
      <text:p text:style-name="Standard">SELECT * </text:p>
      <text:p text:style-name="Standard"><text:s text:c="2"/>FROM information_schema.triggers </text:p>
      <text:p text:style-name="Standard"><text:s/>WHERE trigger_schema NOT IN </text:p>
      <text:p text:style-name="Standard"><text:s text:c="7"/>('pg_catalog', 'information_schema'); </text:p>
      <text:p text:style-name="Standard"/>
      <text:p text:style-name="Standard"/>
      <text:p text:style-name="P3">Listar as Funções </text:p>
      <text:p text:style-name="Standard">SELECT proname </text:p>
      <text:p text:style-name="Standard"><text:s text:c="3"/>FROM pg_proc pr, </text:p>
      <text:p text:style-name="Standard"><text:s text:c="8"/>pg_type tp </text:p>
      <text:p text:style-name="Standard"><text:s/>WHERE tp.oid = pr.prorettype </text:p>
      <text:p text:style-name="Standard"><text:s text:c="4"/>AND pr.proisagg = FALSE </text:p>
      <text:p text:style-name="Standard"><text:s text:c="4"/>AND tp.typname &lt;&gt; 'trigger' </text:p>
      <text:p text:style-name="Standard"><text:s text:c="4"/>AND pr.pronamespace IN ( </text:p>
      <text:p text:style-name="Standard"><text:s text:c="8"/>SELECT oid </text:p>
      <text:p text:style-name="Standard"><text:s text:c="11"/>FROM pg_namespace </text:p>
      <text:p text:style-name="Standard"><text:s text:c="10"/>WHERE nspname NOT LIKE 'pg_%' </text:p>
      <text:p text:style-name="Standard"><text:s text:c="12"/>AND nspname != 'information_schema' </text:p>
      <text:p text:style-name="Standard">); </text:p>
      <text:p text:style-name="Standard"/>
      <text:p text:style-name="P3">-- with INFORMATION_SCHEMA: </text:p>
      <text:p text:style-name="Standard">SELECT routine_name </text:p>
      <text:p text:style-name="Standard"><text:s text:c="3"/>FROM information_schema.routines </text:p>
      <text:p text:style-name="Standard"><text:s/>WHERE specific_schema NOT IN </text:p>
      <text:p text:style-name="Standard"><text:s text:c="8"/>('pg_catalog', 'information_schema') </text:p>
      <text:p text:style-name="Standard"><text:s text:c="4"/>AND type_udt_name != 'trigger'; </text:p>
      <text:p text:style-name="Standard"/>
      <text:p text:style-name="P3">Saber quantidade de registros no banco inteiro: </text:p>
      <text:p text:style-name="Standard">SELECT sum(C.reltuples)::int FROM pg_class C WHERE c.relkind = 'r'::"char"; </text:p>
      <text:p text:style-name="Standard"/>
      <text:p text:style-name="Standard">Fonte: Blog da Kenia Milene </text:p>
      <text:p text:style-name="Standard"><text:a xlink:type="simple" xlink:href="http://keniamilene.wordpress.com/2007/09/18/contar-registros-em-banco-postgresql/" text:style-name="Internet_20_link" text:visited-style-name="Visited_20_Internet_20_Link">http://keniamilene.wordpress.com/2007/09/18/contar-registros-em-banco-postgresql/</text:a> </text:p>
      <text:p text:style-name="Standard"/>
      <text:p text:style-name="P3">Listando os bancos e sua codificação </text:p>
      <text:p text:style-name="Standard">SELECT datname, pg_encoding_to_char(encoding) FROM pg_database; </text:p>
      <text:p text:style-name="Standard"/>
      <text:p text:style-name="P3">Exibindo codificações e versões </text:p>
      <text:p text:style-name="Standard"><text:soft-page-break/>SELECT name, setting FROM pg_settings </text:p>
      <text:p text:style-name="Standard"><text:s/>WHERE name ~ 'encoding|^lc_|version'; </text:p>
      <text:p text:style-name="Standard"/>
      <text:p text:style-name="P3">Mostrar data da última execução do Vacuum e do Autovacuum </text:p>
      <text:p text:style-name="Standard">select relname, last_vacuum, last_autovacuum from pg_stat_all_tables where schemaname like 'public'; </text:p>
      <text:p text:style-name="Standard"/>
      <text:p text:style-name="Standard">Vide o capítulo "Table Statistics" do Livro PostgreSQL The Comprehensive Guide, da Sam's em: </text:p>
      <text:p text:style-name="Standard"><text:a xlink:type="simple" xlink:href="http://www.iphelp.ru/faq/15/ch04lev1sec4.html" text:style-name="Internet_20_link" text:visited-style-name="Visited_20_Internet_20_Link">http://www.iphelp.ru/faq/15/ch04lev1sec4.html</text:a> </text:p>
      <text:p text:style-name="P3"/>
      <text:p text:style-name="P3">Exibir Todas as Tabelas e seus Registros </text:p>
      <text:p text:style-name="Standard">select </text:p>
      <text:p text:style-name="Standard"><text:s text:c="4"/>n.nspname as esquema, </text:p>
      <text:p text:style-name="Standard"><text:s text:c="4"/>c.relname as tabela, c.reltuples::int as registros </text:p>
      <text:p text:style-name="Standard">from pg_class c </text:p>
      <text:p text:style-name="Standard"><text:s text:c="4"/>left join pg_namespace n on n.oid = c.relnamespace </text:p>
      <text:p text:style-name="Standard"><text:s text:c="4"/>left join pg_tablespace t on t.oid = c.reltablespace </text:p>
      <text:p text:style-name="Standard">where c.relkind = 'r'::char </text:p>
      <text:p text:style-name="Standard"><text:s text:c="4"/>and nspname not in('information_schema','pg_catalog', 'pg_toast') </text:p>
      <text:p text:style-name="Standard"><text:s text:c="4"/>order by n.nspname,registros; </text:p>
      <text:p text:style-name="Standard"/>
      <text:p text:style-name="P3">Outra: </text:p>
      <text:p text:style-name="Standard">select relname as tabelas, reltuples </text:p>
      <text:p text:style-name="Standard">from pg_class </text:p>
      <text:p text:style-name="Standard">where relkind = 'r'::char and relname not like 'pg_%' and relname not like 'sql_%' order by reltuples; </text:p>
      <text:p text:style-name="Standard"/>
      <text:p text:style-name="P3">Outra solução: </text:p>
      <text:p text:style-name="Standard">VACUUM ANALYZE (em todo o banco) </text:p>
      <text:p text:style-name="Standard">SELECT sum(reltuples) as qtd_linhas </text:p>
      <text:p text:style-name="Standard">FROM pg_class </text:p>
      <text:p text:style-name="Standard">WHERE relkind = 'r'; </text:p>
      <text:p text:style-name="Standard"/>
      <text:p text:style-name="Standard">criar uma view com a instrução SQL </text:p>
      <text:p text:style-name="Standard">Rodrigo Hjort - http://icewall.org/~hjort – na lista pgbr-geral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urso de PostgreSQL<text:tab/><text:page-number text:select-page="current">22</text:page-number>/<text:page-count>22</text:page-count></text:p>
      </style:header>
      <style:footer>
        <text:p text:style-name="MP2">Profesor: Ribamar FS – <text:a xlink:type="simple" xlink:href="http://pg.ribafs.net/" text:style-name="Internet_20_link" text:visited-style-name="Visited_20_Internet_20_Link">http://pg.ribafs.net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meta:initial-creator>Ribamar FS</meta:initial-creator>
    <meta:creation-date>2008-08-14T15:17:35</meta:creation-date>
    <dc:creator>Ribamar FS</dc:creator>
    <dc:date>2008-08-14T16:42:38</dc:date>
    <meta:editing-cycles>20</meta:editing-cycles>
    <meta:editing-duration>PT13M53S</meta:editing-duration>
    <meta:document-statistic meta:table-count="0" meta:image-count="0" meta:object-count="0" meta:page-count="22" meta:paragraph-count="790" meta:word-count="4571" meta:character-count="35559" meta:non-whitespace-character-count="28555"/>
    <meta:user-defined meta:name="Informações 1"/>
    <meta:user-defined meta:name="Informações 2"/>
    <meta:user-defined meta:name="Informações 3"/>
    <meta:user-defined meta:name="Informações 4"/>
  </office:meta>
</office:document-meta>
</file>